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fbe0" officeooo:paragraph-rsid="0000fbe0"/>
    </style:style>
    <style:style style:name="P2" style:family="paragraph" style:parent-style-name="Standard">
      <style:paragraph-properties fo:text-align="center" style:justify-single-word="false"/>
      <style:text-properties officeooo:rsid="0000fbe0" officeooo:paragraph-rsid="0000fbe0"/>
    </style:style>
    <style:style style:name="P3" style:family="paragraph" style:parent-style-name="Standard">
      <style:text-properties fo:font-style="italic" officeooo:rsid="0000fbe0" officeooo:paragraph-rsid="0000fbe0" style:font-style-asian="italic" style:font-style-complex="italic"/>
    </style:style>
    <style:style style:name="P4" style:family="paragraph" style:parent-style-name="Standard">
      <style:text-properties officeooo:rsid="0001cb3b" officeooo:paragraph-rsid="0001cb3b"/>
    </style:style>
    <style:style style:name="P5" style:family="paragraph" style:parent-style-name="Standard">
      <style:text-properties officeooo:rsid="00029d17" officeooo:paragraph-rsid="00029d17"/>
    </style:style>
    <style:style style:name="P6" style:family="paragraph" style:parent-style-name="Standard">
      <style:text-properties officeooo:rsid="00048682" officeooo:paragraph-rsid="00048682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1cb3b"/>
    </style:style>
    <style:style style:name="T3" style:family="text">
      <style:text-properties style:text-position="super 58%" officeooo:rsid="00029d17"/>
    </style:style>
    <style:style style:name="T4" style:family="text">
      <style:text-properties officeooo:rsid="0001cb3b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29d17"/>
    </style:style>
    <style:style style:name="T7" style:family="text">
      <style:text-properties officeooo:rsid="00029d17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0486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Id Unit Function</text:p>
      <text:p text:style-name="P2">by Sven Nilsen, 2019</text:p>
      <text:p text:style-name="P1"/>
      <text:p text:style-name="P3">In this paper I define a function that constructs a function tuple erasing a single <text:span text:style-name="T7">argument</text:span>.</text:p>
      <text:p text:style-name="P1"/>
      <text:p text:style-name="P1">The `id_unit` function is defined as following<text:span text:style-name="T1"><text:reference-ref text:reference-format="text" text:ref-name="3">[1]</text:reference-ref></text:span>:</text:p>
      <text:p text:style-name="P1"/>
      <text:p text:style-name="P1"><text:tab/>id_unit := \(n : nat) = \(i : nat) = ∏ j [0, i) { id } ⨯ unit ⨯ ∏ j [i+1, n) { id }</text:p>
      <text:p text:style-name="P1"/>
      <text:p text:style-name="P1">Here, the `∏` loop means <text:span text:style-name="T4">taking the </text:span>Cartesian product<text:span text:style-name="T1"><text:reference-ref text:reference-format="text" text:ref-name="1">[2]</text:reference-ref></text:span> <text:span text:style-name="T4">of the loop body</text:span>.</text:p>
      <text:p text:style-name="P1"/>
      <text:p text:style-name="P4">The motivation for this function is to erase a single argument in normal paths<text:span text:style-name="T1"><text:reference-ref text:reference-format="text" text:ref-name="2">[3]</text:reference-ref></text:span>.</text:p>
      <text:p text:style-name="P1"/>
      <text:p text:style-name="P1">For example, <text:span text:style-name="T4">a function `f` taking 4 arguments can erase the 3</text:span><text:span text:style-name="T2">rd</text:span><text:span text:style-name="T4"> argument with `id_unit(4)(2) → id`:</text:span></text:p>
      <text:p text:style-name="P1"/>
      <text:p text:style-name="P1"><text:tab/>f[id_unit(4)(2) →<text:span text:style-name="T4"> id</text:span>] : T ⨯ T ⨯ () ⨯ T → U</text:p>
      <text:p text:style-name="P1"/>
      <text:p text:style-name="P1"><text:tab/>f : T<text:span text:style-name="T1">4</text:span> → U</text:p>
      <text:p text:style-name="P1"/>
      <text:p text:style-name="P4">This normal path does not exist if `f` depends on the 3<text:span text:style-name="T1">rd</text:span> argument for some input.</text:p>
      <text:p text:style-name="P4"/>
      <text:p text:style-name="P4">When a subscript index is used with the id unit function, the size of the tuple is inferred:</text:p>
      <text:p text:style-name="P4"/>
      <text:p text:style-name="P4"><text:tab/>f[id_unit<text:span text:style-name="T5">2</text:span> → id] &lt;=&gt; f[id_unit(4)(2) → id]</text:p>
      <text:p text:style-name="P4"/>
      <text:p text:style-name="P5">When multiple parameters are erased, a subscript interval can be used as a shorthand:</text:p>
      <text:p text:style-name="P4"/>
      <text:p text:style-name="P4"><text:tab/><text:span text:style-name="T7">id_unit</text:span><text:span text:style-name="T6">[0, n)</text:span><text:span text:style-name="T7"> &lt;=&gt; id_unit</text:span><text:span text:style-name="T6">0</text:span><text:span text:style-name="T7"> · id_unit</text:span><text:span text:style-name="T6">1</text:span><text:span text:style-name="T7"> · … · id_unit</text:span><text:span text:style-name="T6">n-1</text:span><text:span text:style-name="T7"> &lt;=&gt; unit</text:span><text:span text:style-name="T3">n</text:span></text:p>
      <text:p text:style-name="P4"/>
      <text:p text:style-name="P5">One can also use the interval notation with the last argument:</text:p>
      <text:p text:style-name="P5"/>
      <text:p text:style-name="P5"><text:tab/>id_unit(4)[0, 3) = (unit, unit, unit, id)</text:p>
      <text:p text:style-name="P5"/>
      <text:h text:style-name="P7" text:outline-level="3">References:</text:h>
      <text:p text:style-name="P6"/>
      <text:p text:style-name="P6"><text:reference-mark-start text:name="3"/>[1]<text:reference-mark-end text:name="3"/><text:tab/>“Alphabetic List of Functions – Standard Dictionary for Path Semantics”</text:p>
      <text:p text:style-name="P6"><text:tab/>Sven Nilsen, 2017</text:p>
      <text:p text:style-name="P6"><text:tab/><text:a xlink:type="simple" xlink:href="https://github.com/advancedresearch/path_semantics/blob/master/papers-wip/alphabetic-list-of-functions.pdf" text:style-name="Internet_20_link" text:visited-style-name="Visited_20_Internet_20_Link"><text:span text:style-name="T8">https://github.com/advancedresearch/path_semantics/blob/master/papers-wip/alphabetic-list-of-functions.pdf</text:span></text:a></text:p>
      <text:p text:style-name="P6"/>
      <text:p text:style-name="P5"><text:reference-mark-start text:name="1"/>[<text:span text:style-name="T9">2</text:span>]<text:reference-mark-end text:name="1"/><text:tab/>“Cartesian product”</text:p>
      <text:p text:style-name="P5"><text:tab/>Wikipedia</text:p>
      <text:p text:style-name="P5"><text:tab/><text:a xlink:type="simple" xlink:href="https://en.wikipedia.org/wiki/Cartesian_product" text:style-name="Internet_20_link" text:visited-style-name="Visited_20_Internet_20_Link"><text:span text:style-name="T8">https://en.wikipedia.org/wiki/Cartesian_product</text:span></text:a></text:p>
      <text:p text:style-name="P5"/>
      <text:p text:style-name="P6"><text:reference-mark-start text:name="2"/>[3]<text:reference-mark-end text:name="2"/><text:tab/>“Normal Paths”</text:p>
      <text:p text:style-name="P6"><text:tab/>Sven Nilsen, 2019</text:p>
      <text:p text:style-name="P6"><text:tab/><text:a xlink:type="simple" xlink:href="https://github.com/advancedresearch/path_semantics/blob/master/papers-wip/normal-paths.pdf" text:style-name="Internet_20_link" text:visited-style-name="Visited_20_Internet_20_Link"><text:span text:style-name="T8">https://github.com/advancedresearch/path_semantics/blob/master/papers-wip/normal-paths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07:48:29.892661000</meta:creation-date>
    <dc:date>2019-08-16T08:31:07.449901000</dc:date>
    <meta:editing-duration>PT9M55S</meta:editing-duration>
    <meta:editing-cycles>1</meta:editing-cycles>
    <meta:document-statistic meta:table-count="0" meta:image-count="0" meta:object-count="0" meta:page-count="2" meta:paragraph-count="27" meta:word-count="232" meta:character-count="1467" meta:non-whitespace-character-count="1249"/>
    <meta:generator>LibreOffice/5.1.2.2$MacOSX_X86_64 LibreOffice_project/d3bf12ecb743fc0d20e0be0c58ca359301eb705f</meta:generator>
  </office:meta>
</office:document-meta>
</file>